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objectwithoutfill">
      <style:graphic-properties svg:stroke-width="0.035cm" svg:stroke-color="#023f62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81cm" svg:stroke-color="#023f62" draw:marker-start-width="0.321cm" draw:marker-end-width="0.321cm" draw:fill="none" draw:textarea-horizontal-align="justify" draw:textarea-vertical-align="middle" draw:auto-grow-height="false" fo:min-height="8.488cm" fo:min-width="15.838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4.772cm" draw:shadow="visible" draw:shadow-offset-x="0.141cm" draw:shadow-offset-y="0.141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0000ff" fo:min-height="0.75cm" draw:shadow="hidden" draw:shadow-offset-x="0.071cm" draw:shadow-offset-y="0.071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00" fo:min-height="0.75cm" draw:shadow="hidden" draw:shadow-offset-x="0.071cm" draw:shadow-offset-y="0.071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aaaaaa" fo:min-height="0.75cm" draw:shadow="hidden" draw:shadow-offset-x="0.071cm" draw:shadow-offset-y="0.071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aa66aa" fo:min-height="0.75cm" draw:shadow="hidden" draw:shadow-offset-x="0.071cm" draw:shadow-offset-y="0.071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c0cb" fo:min-height="0.75cm" draw:shadow="hidden" draw:shadow-offset-x="0.071cm" draw:shadow-offset-y="0.071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cf924c" fo:min-height="0.75cm" draw:shadow="hidden" draw:shadow-offset-x="0.071cm" draw:shadow-offset-y="0.071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f0000" fo:min-height="0.75cm" draw:shadow="hidden" draw:shadow-offset-x="0.071cm" draw:shadow-offset-y="0.071cm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f9f9f9" fo:min-height="0.75cm" draw:shadow="hidden" draw:shadow-offset-x="0.071cm" draw:shadow-offset-y="0.071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000000" fo:min-height="0.75cm" draw:shadow="hidden" draw:shadow-offset-x="0.071cm" draw:shadow-offset-y="0.071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965220" fo:min-height="0.75cm" draw:shadow="hidden" draw:shadow-offset-x="0.071cm" draw:shadow-offset-y="0.071cm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008080" fo:min-height="0.75cm" draw:shadow="hidden" draw:shadow-offset-x="0.071cm" draw:shadow-offset-y="0.071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75cm" draw:shadow="hidden" draw:shadow-offset-x="0.071cm" draw:shadow-offset-y="0.071cm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a500" fo:min-height="0.75cm" draw:shadow="hidden" draw:shadow-offset-x="0.071cm" draw:shadow-offset-y="0.07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4.772cm" draw:shadow="visible" draw:shadow-offset-x="-0.141cm" draw:shadow-offset-y="-0.14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="solid" draw:fill-color="#0000ff"/>
      <style:paragraph-properties fo:text-align="center" style:writing-mode="lr-tb"/>
      <style:text-properties fo:font-weight="bold"/>
    </style:style>
    <style:style style:name="P6" style:family="paragraph">
      <loext:graphic-properties draw:fill="solid" draw:fill-color="#ffff00"/>
      <style:paragraph-properties fo:text-align="center" style:writing-mode="lr-tb"/>
      <style:text-properties fo:font-weight="bold"/>
    </style:style>
    <style:style style:name="P7" style:family="paragraph">
      <loext:graphic-properties draw:fill="solid" draw:fill-color="#aaaaaa"/>
      <style:paragraph-properties fo:text-align="center" style:writing-mode="lr-tb"/>
      <style:text-properties fo:font-weight="bold"/>
    </style:style>
    <style:style style:name="P8" style:family="paragraph">
      <loext:graphic-properties draw:fill="solid" draw:fill-color="#aa66aa"/>
      <style:paragraph-properties fo:text-align="center" style:writing-mode="lr-tb"/>
      <style:text-properties fo:font-weight="bold"/>
    </style:style>
    <style:style style:name="P9" style:family="paragraph">
      <loext:graphic-properties draw:fill="solid" draw:fill-color="#ffc0cb"/>
      <style:paragraph-properties fo:text-align="center" style:writing-mode="lr-tb"/>
      <style:text-properties fo:font-weight="bold"/>
    </style:style>
    <style:style style:name="P10" style:family="paragraph">
      <loext:graphic-properties draw:fill="solid" draw:fill-color="#cf924c"/>
      <style:paragraph-properties fo:text-align="center" style:writing-mode="lr-tb"/>
      <style:text-properties fo:font-weight="bold"/>
    </style:style>
    <style:style style:name="P11" style:family="paragraph">
      <loext:graphic-properties draw:fill="solid" draw:fill-color="#ff0000"/>
      <style:paragraph-properties fo:text-align="center" style:writing-mode="lr-tb"/>
      <style:text-properties fo:font-weight="bold"/>
    </style:style>
    <style:style style:name="P12" style:family="paragraph">
      <loext:graphic-properties draw:fill="solid" draw:fill-color="#f9f9f9"/>
      <style:paragraph-properties fo:text-align="center" style:writing-mode="lr-tb"/>
      <style:text-properties fo:font-weight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ffffff" fo:font-weight="bold" style:font-weight-asian="bold" style:font-weight-complex="bold"/>
    </style:style>
    <style:style style:name="P14" style:family="paragraph">
      <loext:graphic-properties draw:fill="solid" draw:fill-color="#965220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solid" draw:fill-color="#008080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solid" draw:fill-color="#ffa50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g>
            <draw:g>
              <draw:line draw:style-name="gr2" draw:text-style-name="P1" draw:layer="layout" svg:x1="7.8cm" svg:y1="1cm" svg:x2="7.8cm" svg:y2="10.4cm">
                <text:p/>
              </draw:line>
              <draw:line draw:style-name="gr2" draw:text-style-name="P1" draw:layer="layout" svg:x1="11.3cm" svg:y1="1cm" svg:x2="11.3cm" svg:y2="10.4cm">
                <text:p/>
              </draw:line>
              <draw:line draw:style-name="gr2" draw:text-style-name="P1" draw:layer="layout" svg:x1="1cm" svg:y1="4.1cm" svg:x2="18cm" svg:y2="4.1cm">
                <text:p/>
              </draw:line>
              <draw:line draw:style-name="gr2" draw:text-style-name="P1" draw:layer="layout" svg:x1="1cm" svg:y1="7.2cm" svg:x2="18cm" svg:y2="7.2cm">
                <text:p/>
              </draw:line>
              <draw:line draw:style-name="gr2" draw:text-style-name="P1" draw:layer="layout" svg:x1="14.6cm" svg:y1="1cm" svg:x2="14.6cm" svg:y2="10.4cm">
                <text:p/>
              </draw:line>
              <draw:line draw:style-name="gr2" draw:text-style-name="P1" draw:layer="layout" svg:x1="4.4cm" svg:y1="1cm" svg:x2="4.4cm" svg:y2="10.4cm">
                <text:p/>
              </draw:line>
              <draw:custom-shape draw:style-name="gr3" draw:text-style-name="P2" draw:layer="layout" svg:width="17cm" svg:height="9.4cm" svg:x="1cm" svg:y="1cm">
                <text:p/>
                <draw:enhanced-geometry svg:viewBox="0 0 21600 21600" draw:path-stretchpoint-x="10800" draw:path-stretchpoint-y="10800" draw:text-areas="?f3 ?f4 ?f5 ?f6" draw:type="round-rectangle" draw:modifiers="2286.139772364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4" draw:text-style-name="P4" draw:layer="layout" svg:width="15.272cm" svg:height="0.962cm" svg:x="1.866cm" svg:y="1.038cm">
              <draw:text-box>
                <text:p text:style-name="P3">Sicherungssortiment ATO Standard <text:span text:style-name="T1">(</text:span><text:span text:style-name="T2">eBay: 224067698999)</text:span></text:p>
              </draw:text-box>
            </draw:frame>
          </draw:g>
          <draw:g>
            <draw:frame draw:style-name="gr5" draw:text-style-name="P5" draw:layer="layout" svg:width="3.1cm" svg:height="1cm" svg:x="8cm" svg:y="5.4cm">
              <draw:text-box>
                <text:p text:style-name="P3"><text:span text:style-name="T3">15 A</text:span></text:p>
              </draw:text-box>
            </draw:frame>
            <draw:frame draw:style-name="gr6" draw:text-style-name="P6" draw:layer="layout" svg:width="3.1cm" svg:height="1cm" svg:x="11.4cm" svg:y="5.4cm">
              <draw:text-box>
                <text:p text:style-name="P3"><text:span text:style-name="T3">20 A</text:span></text:p>
              </draw:text-box>
            </draw:frame>
            <draw:frame draw:style-name="gr7" draw:text-style-name="P7" draw:layer="layout" svg:width="3.1cm" svg:height="1cm" svg:x="4.6cm" svg:y="2.5cm">
              <draw:text-box>
                <text:p text:style-name="P3"><text:span text:style-name="T3">2 A</text:span></text:p>
              </draw:text-box>
            </draw:frame>
            <draw:frame draw:style-name="gr8" draw:text-style-name="P8" draw:layer="layout" svg:width="3.1cm" svg:height="1cm" svg:x="8cm" svg:y="2.5cm">
              <draw:text-box>
                <text:p text:style-name="P3"><text:span text:style-name="T3">3 A</text:span></text:p>
              </draw:text-box>
            </draw:frame>
            <draw:frame draw:style-name="gr9" draw:text-style-name="P9" draw:layer="layout" svg:width="3.1cm" svg:height="1cm" svg:x="11.4cm" svg:y="2.5cm">
              <draw:text-box>
                <text:p text:style-name="P3"><text:span text:style-name="T3">4 A</text:span></text:p>
              </draw:text-box>
            </draw:frame>
            <draw:frame draw:style-name="gr10" draw:text-style-name="P10" draw:layer="layout" svg:width="3.1cm" svg:height="1cm" svg:x="14.7cm" svg:y="2.5cm">
              <draw:text-box>
                <text:p text:style-name="P3"><text:span text:style-name="T3">5 A</text:span></text:p>
              </draw:text-box>
            </draw:frame>
            <draw:frame draw:style-name="gr11" draw:text-style-name="P11" draw:layer="layout" svg:width="3.1cm" svg:height="1cm" svg:x="4.6cm" svg:y="5.4cm">
              <draw:text-box>
                <text:p text:style-name="P3"><text:span text:style-name="T3">10 A</text:span></text:p>
              </draw:text-box>
            </draw:frame>
            <draw:frame draw:style-name="gr12" draw:text-style-name="P12" draw:layer="layout" svg:width="3.1cm" svg:height="1cm" svg:x="14.7cm" svg:y="5.4cm">
              <draw:text-box>
                <text:p text:style-name="P3"><text:span text:style-name="T3">25 A</text:span></text:p>
              </draw:text-box>
            </draw:frame>
            <draw:frame draw:style-name="gr13" draw:text-style-name="P13" draw:layer="layout" svg:width="3.1cm" svg:height="1cm" svg:x="1.1cm" svg:y="2.5cm">
              <draw:text-box>
                <text:p text:style-name="P3"><text:span text:style-name="T4">1 A</text:span></text:p>
              </draw:text-box>
            </draw:frame>
            <draw:frame draw:style-name="gr14" draw:text-style-name="P14" draw:layer="layout" svg:width="3.1cm" svg:height="1cm" svg:x="1.1cm" svg:y="5.4cm">
              <draw:text-box>
                <text:p text:style-name="P3"><text:span text:style-name="T5">7.5 A</text:span></text:p>
              </draw:text-box>
            </draw:frame>
            <draw:frame draw:style-name="gr15" draw:text-style-name="P15" draw:layer="layout" svg:width="3.1cm" svg:height="1cm" svg:x="1.1cm" svg:y="8.2cm">
              <draw:text-box>
                <text:p text:style-name="P3"><text:span text:style-name="T5">30 A</text:span></text:p>
              </draw:text-box>
            </draw:frame>
            <draw:frame draw:style-name="gr16" draw:text-style-name="P16" draw:layer="layout" svg:width="3.1cm" svg:height="1cm" svg:x="4.6cm" svg:y="8.2cm">
              <draw:text-box>
                <text:p text:style-name="P3"><text:span text:style-name="T5">35 A</text:span></text:p>
              </draw:text-box>
            </draw:frame>
            <draw:frame draw:style-name="gr17" draw:text-style-name="P17" draw:layer="layout" svg:width="3.1cm" svg:height="1cm" svg:x="8cm" svg:y="8.2cm">
              <draw:text-box>
                <text:p text:style-name="P3"><text:span text:style-name="T5">40 A</text:span></text:p>
              </draw:text-box>
            </draw:frame>
          </draw:g>
        </draw:g>
      </draw:page>
      <draw:page draw:name="page2" draw:style-name="dp1" draw:master-page-name="Standard">
        <draw:g draw:style-name="gr1">
          <draw:g>
            <draw:g>
              <draw:line draw:style-name="gr2" draw:text-style-name="P1" draw:layer="controls" svg:x1="13.2cm" svg:y1="10.4cm" svg:x2="13.2cm" svg:y2="1cm">
                <text:p/>
              </draw:line>
              <draw:line draw:style-name="gr2" draw:text-style-name="P1" draw:layer="controls" svg:x1="9.7cm" svg:y1="10.4cm" svg:x2="9.7cm" svg:y2="1cm">
                <text:p/>
              </draw:line>
              <draw:line draw:style-name="gr2" draw:text-style-name="P1" draw:layer="controls" svg:x1="20cm" svg:y1="7.3cm" svg:x2="3cm" svg:y2="7.3cm">
                <text:p/>
              </draw:line>
              <draw:line draw:style-name="gr2" draw:text-style-name="P1" draw:layer="controls" svg:x1="20cm" svg:y1="4.2cm" svg:x2="3cm" svg:y2="4.2cm">
                <text:p/>
              </draw:line>
              <draw:line draw:style-name="gr2" draw:text-style-name="P1" draw:layer="controls" svg:x1="6.4cm" svg:y1="10.4cm" svg:x2="6.4cm" svg:y2="1cm">
                <text:p/>
              </draw:line>
              <draw:line draw:style-name="gr2" draw:text-style-name="P1" draw:layer="controls" svg:x1="16.6cm" svg:y1="10.4cm" svg:x2="16.6cm" svg:y2="1cm">
                <text:p/>
              </draw:line>
              <draw:custom-shape draw:style-name="gr3" draw:text-style-name="P2" draw:layer="controls" svg:width="17cm" svg:height="9.4cm" draw:transform="rotate (-3.14159265358979) translate (20cm 10.4cm)">
                <text:p/>
                <draw:enhanced-geometry svg:viewBox="0 0 21600 21600" draw:path-stretchpoint-x="10800" draw:path-stretchpoint-y="10800" draw:text-areas="?f3 ?f4 ?f5 ?f6" draw:type="round-rectangle" draw:modifiers="2286.139772364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18" draw:text-style-name="P4" draw:layer="controls" svg:width="15.272cm" svg:height="0.962cm" draw:transform="rotate (-3.14159265358979) translate (19.134cm 10.362cm)">
              <draw:text-box>
                <text:p text:style-name="P3">Sicherungssortiment ATO Standard <text:span text:style-name="T1">(</text:span><text:span text:style-name="T2">eBay: 224067698999)</text:span></text:p>
              </draw:text-box>
            </draw:frame>
          </draw:g>
          <draw:g>
            <draw:frame draw:style-name="gr5" draw:text-style-name="P5" draw:layer="controls" svg:width="3.1cm" svg:height="1cm" draw:transform="rotate (-3.14159265358979) translate (13cm 6cm)">
              <draw:text-box>
                <text:p text:style-name="P3"><text:span text:style-name="T3">15 A</text:span></text:p>
              </draw:text-box>
            </draw:frame>
            <draw:frame draw:style-name="gr6" draw:text-style-name="P6" draw:layer="controls" svg:width="3.1cm" svg:height="1cm" draw:transform="rotate (-3.14159265358979) translate (9.6cm 6cm)">
              <draw:text-box>
                <text:p text:style-name="P3"><text:span text:style-name="T3">20 A</text:span></text:p>
              </draw:text-box>
            </draw:frame>
            <draw:frame draw:style-name="gr7" draw:text-style-name="P7" draw:layer="controls" svg:width="3.1cm" svg:height="1cm" draw:transform="rotate (-3.14159265358979) translate (16.4cm 8.9cm)">
              <draw:text-box>
                <text:p text:style-name="P3"><text:span text:style-name="T3">2 A</text:span></text:p>
              </draw:text-box>
            </draw:frame>
            <draw:frame draw:style-name="gr8" draw:text-style-name="P8" draw:layer="controls" svg:width="3.1cm" svg:height="1cm" draw:transform="rotate (-3.14159265358979) translate (13cm 8.9cm)">
              <draw:text-box>
                <text:p text:style-name="P3"><text:span text:style-name="T3">3 A</text:span></text:p>
              </draw:text-box>
            </draw:frame>
            <draw:frame draw:style-name="gr9" draw:text-style-name="P9" draw:layer="controls" svg:width="3.1cm" svg:height="1cm" draw:transform="rotate (-3.14159265358979) translate (9.6cm 8.9cm)">
              <draw:text-box>
                <text:p text:style-name="P3"><text:span text:style-name="T3">4 A</text:span></text:p>
              </draw:text-box>
            </draw:frame>
            <draw:frame draw:style-name="gr10" draw:text-style-name="P10" draw:layer="controls" svg:width="3.1cm" svg:height="1cm" draw:transform="rotate (-3.14159265358979) translate (6.3cm 8.9cm)">
              <draw:text-box>
                <text:p text:style-name="P3"><text:span text:style-name="T3">5 A</text:span></text:p>
              </draw:text-box>
            </draw:frame>
            <draw:frame draw:style-name="gr11" draw:text-style-name="P11" draw:layer="controls" svg:width="3.1cm" svg:height="1cm" draw:transform="rotate (-3.14159265358979) translate (16.4cm 6cm)">
              <draw:text-box>
                <text:p text:style-name="P3"><text:span text:style-name="T3">10 A</text:span></text:p>
              </draw:text-box>
            </draw:frame>
            <draw:frame draw:style-name="gr12" draw:text-style-name="P12" draw:layer="controls" svg:width="3.1cm" svg:height="1cm" draw:transform="rotate (-3.14159265358979) translate (6.3cm 6cm)">
              <draw:text-box>
                <text:p text:style-name="P3"><text:span text:style-name="T3">25 A</text:span></text:p>
              </draw:text-box>
            </draw:frame>
            <draw:frame draw:style-name="gr13" draw:text-style-name="P13" draw:layer="controls" svg:width="3.1cm" svg:height="1cm" draw:transform="rotate (-3.14159265358979) translate (19.9cm 8.9cm)">
              <draw:text-box>
                <text:p text:style-name="P3"><text:span text:style-name="T4">1 A</text:span></text:p>
              </draw:text-box>
            </draw:frame>
            <draw:frame draw:style-name="gr14" draw:text-style-name="P14" draw:layer="controls" svg:width="3.1cm" svg:height="1cm" draw:transform="rotate (-3.14159265358979) translate (19.9cm 6cm)">
              <draw:text-box>
                <text:p text:style-name="P3"><text:span text:style-name="T5">7.5 A</text:span></text:p>
              </draw:text-box>
            </draw:frame>
            <draw:frame draw:style-name="gr15" draw:text-style-name="P15" draw:layer="controls" svg:width="3.1cm" svg:height="1cm" draw:transform="rotate (-3.14159265358979) translate (19.9cm 3.2cm)">
              <draw:text-box>
                <text:p text:style-name="P3"><text:span text:style-name="T5">30 A</text:span></text:p>
              </draw:text-box>
            </draw:frame>
            <draw:frame draw:style-name="gr16" draw:text-style-name="P16" draw:layer="controls" svg:width="3.1cm" svg:height="1cm" draw:transform="rotate (-3.14159265358979) translate (16.4cm 3.2cm)">
              <draw:text-box>
                <text:p text:style-name="P3"><text:span text:style-name="T5">35 A</text:span></text:p>
              </draw:text-box>
            </draw:frame>
            <draw:frame draw:style-name="gr17" draw:text-style-name="P17" draw:layer="controls" svg:width="3.1cm" svg:height="1cm" draw:transform="rotate (-3.14159265358979) translate (13cm 3.2cm)">
              <draw:text-box>
                <text:p text:style-name="P3"><text:span text:style-name="T5">40 A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7T14:25:18.570000000</meta:creation-date>
    <dc:date>2021-03-07T21:39:32.064000000</dc:date>
    <meta:editing-duration>PT51M48S</meta:editing-duration>
    <meta:editing-cycles>49</meta:editing-cycles>
    <meta:generator>LibreOffice/6.4.3.2$Windows_X86_64 LibreOffice_project/747b5d0ebf89f41c860ec2a39efd7cb15b54f2d8</meta:generator>
    <meta:document-statistic meta:object-count="50"/>
  </office:meta>
</office:document-meta>
</file>